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data json</text:p>
          </table:table-cell>
          <table:table-cell table:style-name="ce80"/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scheme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max lim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hort alias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pecify_execution_and_conversion_data.html: lang cod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/__init__.py: lang cod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: pass_input_to_wizard_general: run.sh → make ru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.5.2022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UMENT TYP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requirements.txt for whole projec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per_upload_problem_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MAST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rocess_proble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ll_in_file_to_pas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call_correspondent_pass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put_to_problem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problem_meta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define_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execution_and_conversion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cust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cust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lws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 FOR 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multiple_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single_fi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not skip blank stat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s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 wizard’s work tim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: upload sample_… and try out sample fil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table:number-columns-repeated="2"/>
        </table:table-row>
        <table:table-row table:style-name="ro1" table:number-rows-repeated="104829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21:11:27.375997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4T03:19:42.452490937</dc:date>
    <meta:editing-duration>P5DT19H32M29S</meta:editing-duration>
    <meta:editing-cycles>313</meta:editing-cycles>
    <meta:generator>LibreOffice/7.3.1.3$Linux_X86_64 LibreOffice_project/30$Build-3</meta:generator>
    <meta:document-statistic meta:table-count="1" meta:cell-count="1133" meta:object-count="0"/>
  </office:meta>
</office:document-meta>
</file>